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20pt" style:font-size-asian="20pt" style:font-size-complex="20pt"/>
    </style:style>
    <style:style style:name="P2" style:family="paragraph" style:parent-style-name="Heading_20_2">
      <style:text-properties style:font-name="Liberation Sans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Horizontal_20_Line">
      <style:text-properties style:font-name="Liberation Sans"/>
    </style:style>
    <style:style style:name="P5" style:family="paragraph" style:parent-style-name="Standard">
      <style:text-properties style:font-name="Liberation Sans"/>
    </style:style>
    <style:style style:name="T1" style:family="text">
      <style:text-properties style:font-name="Liberation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CHEDA ALLENAMENTO – MOVIMENTI COMPOSTI</text:h>
      <text:h text:style-name="P2" text:outline-level="2">MARTEDÌ – UPPER A (Trazione / Core)</text:h>
      <text:p text:style-name="Text_20_body"><text:span text:style-name="T1">▢ Pull-up alla sbarra<text:line-break/> 4x6 (forma perfetta)<text:line-break/> </text:span><text:span text:style-name="Emphasis"><text:span text:style-name="T1">Progressione: zavorra quando arrivi a 4x8</text:span></text:span></text:p>
      <text:p text:style-name="Text_20_body"><text:span text:style-name="T1">▢ Rematore orizzontale con elastici<text:line-break/> 4x15 (elastico/i sotto i piedi, gomiti stretti al busto)<text:line-break/> </text:span><text:span text:style-name="Emphasis"><text:span text:style-name="T1">Progressione: aumenta resistenza (es. 3 → 4 elastici)</text:span></text:span></text:p>
      <text:p text:style-name="P3">▢ Plank shoulder tap<text:line-break/> 3x60” (bacino stabile, minimo movimento)</text:p>
      <text:p text:style-name="P3">▢ AB Wheel Rollout<text:line-break/> 3x8–10 (controllo eccentrico, no arco lombare)</text:p>
      <text:p text:style-name="P4"/>
      <text:h text:style-name="P2" text:outline-level="2">MERCOLEDÌ – LOWER + CORE</text:h>
      <text:p text:style-name="P3">▢ Air Squat con elastico X-Heavy<text:line-break/> 4x15–20 (talloni a terra, profondità ≥ parallelo)</text:p>
      <text:p text:style-name="Text_20_body"><text:span text:style-name="T1">▢ Romanian Deadlift con elastico<text:line-break/> 3–4x12<text:line-break/> </text:span><text:span text:style-name="Emphasis"><text:span text:style-name="T1">Setup: elastico fissato sotto i piedi, impugnatura a due mani davanti al bacino</text:span></text:span><text:span text:style-name="T1"><text:line-break/> </text:span><text:span text:style-name="Emphasis"><text:span text:style-name="T1">Esecuzione: spingi indietro i fianchi, schiena neutra, ginocchia leggermente piegate</text:span></text:span></text:p>
      <text:p text:style-name="Text_20_body"><text:span text:style-name="T1">▢ Glutei → Scale a 2 a 2<text:line-break/> 2–3 rampe post-allenamento, spingendo col tallone<text:line-break/> </text:span><text:span text:style-name="Emphasis"><text:span text:style-name="T1">(Nessun esercizio aggiuntivo richiesto)</text:span></text:span></text:p>
      <text:p text:style-name="P3">▢ AB Wheel Rollout<text:line-break/> 3x8–10</text:p>
      <text:p text:style-name="P4"/>
      <text:h text:style-name="P2" text:outline-level="2">VENERDÌ – UPPER B (Spinta / Core)</text:h>
      <text:p text:style-name="Text_20_body"><text:span text:style-name="T1">▢ Push-up (manici)<text:line-break/> 4x8 (forma perfetta &gt; volume)<text:line-break/> </text:span><text:span text:style-name="Emphasis"><text:span text:style-name="T1">Obiettivo: 4x15 perfette</text:span></text:span><text:span text:style-name="T1"><text:line-break/> </text:span><text:span text:style-name="Emphasis"><text:span text:style-name="T1">Variante avanzata: piedi rialzati (quando 4x15 sono facili)</text:span></text:span></text:p>
      <text:p text:style-name="P3">▢ Military Press seduto con elastico<text:line-break/> 4x8 (schiena appoggiata, no arco lombare)</text:p>
      <text:p text:style-name="P3">▢ Plank standard<text:line-break/> 3x60” (respirazione diaframmatica, glutei attivi)</text:p>
      <text:p text:style-name="P3">▢ AB Wheel Rollout<text:line-break/> 3x8–10</text:p>
      <text:p text:style-name="P4"/>
      <text:h text:style-name="P2" text:outline-level="2"><text:soft-page-break/>SABATO – CARDIO FUNZIONALE (RSC / All’aperto)</text:h>
      <text:p text:style-name="Text_20_body"><text:span text:style-name="T1">▢ Jump Rope – Skill Work<text:line-break/> 5 minuti liberi: focus su polsi, ritmo, atterraggio morbido<text:line-break/> </text:span><text:span text:style-name="Emphasis"><text:span text:style-name="T1">(Non contare reps — lavora sulla tecnica)</text:span></text:span></text:p>
      <text:p text:style-name="P3">▢ Cardio Circuit (3 round)<text:line-break/> - Jump squat: 15<text:line-break/> - Push-up: 15<text:line-break/> - Rematore con elastico: 15<text:line-break/> - Plank shoulder tap: 1’<text:line-break/> - AB Wheel: 10–15<text:line-break/> - Recupero tra round: 60”</text:p>
      <text:p text:style-name="P4"/>
      <text:h text:style-name="P2" text:outline-level="2">PRINCIPI FONDAMENTALI</text:h>
      <text:p text:style-name="P3">• Forma perfetta &gt; numero di ripetizioni<text:line-break/>• Progressione = più tensione o più controllo, mai più esercizi<text:line-break/>• Ogni movimento serve un pattern biomeccanico specifico<text:line-break/>• Il recupero è parte integrante dell’allenamento </text:p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22:38:13.915557113</meta:creation-date>
    <meta:print-date>2026-01-21T22:44:52.165027332</meta:print-date>
    <dc:date>2026-01-21T22:46:01.675864441</dc:date>
    <meta:editing-duration>PT7M48S</meta:editing-duration>
    <meta:editing-cycles>1</meta:editing-cycles>
    <meta:document-statistic meta:table-count="0" meta:image-count="0" meta:object-count="0" meta:page-count="2" meta:paragraph-count="21" meta:word-count="282" meta:character-count="1799" meta:non-whitespace-character-count="1510"/>
    <meta:generator>LibreOffice/25.2.7.2$Linux_X86_64 LibreOffice_project/520$Build-2</meta:generator>
  </office:meta>
</office:document-meta>
</file>